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16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9.4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name="ol,opx,cpx,gt" draw:style-name="gr1" svg:width="15.096cm" svg:height="7.397cm" svg:x="29.095cm" svg:y="0.372cm">
            <draw:object draw:notify-on-update-of-ranges="Sheet1.G5:Sheet1.G10 Sheet1.B5:Sheet1.B10 Sheet1.G5:Sheet1.G10 Sheet1.C5:Sheet1.C10 Sheet1.G5:Sheet1.G10 Sheet1.D5:Sheet1.D10 Sheet1.G5:Sheet1.G10 Sheet1.E5:Sheet1.E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ol,opx,cpx,gt" draw:style-name="gr1" svg:width="15.096cm" svg:height="7.397cm" svg:x="29.099cm" svg:y="9.244cm">
            <draw:object draw:notify-on-update-of-ranges="Sheet1.G22:Sheet1.G41 Sheet1.B4:Sheet1.B4 Sheet1.B22:Sheet1.B41 Sheet1.G22:Sheet1.G41 Sheet1.C4:Sheet1.C4 Sheet1.C22:Sheet1.C41 Sheet1.G22:Sheet1.G41 Sheet1.D4:Sheet1.D4 Sheet1.D22:Sheet1.D41 Sheet1.G22:Sheet1.G41 Sheet1.E22:Sheet1.E4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ol,opx,cpx,gt" draw:style-name="gr1" svg:width="15.096cm" svg:height="7.397cm" svg:x="29.059cm" svg:y="17.568cm">
            <draw:object draw:notify-on-update-of-ranges="Sheet1.B54:Sheet1.B59 Sheet1.G54:Sheet1.G59 Sheet1.B4:Sheet1.B4 Sheet1.B54:Sheet1.B59 Sheet1.G54:Sheet1.G59 Sheet1.C4:Sheet1.C4 Sheet1.C54:Sheet1.C59 Sheet1.G54:Sheet1.G59 Sheet1.D4:Sheet1.D4 Sheet1.D54:Sheet1.D59 Sheet1.G54:Sheet1.G59 Sheet1.E54:Sheet1.E5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ce5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row table:style-name="ro3">
          <table:table-cell table:style-name="ce1" office:value-type="string">
            <text:p>Garnet peridotite</text:p>
          </table:table-cell>
          <table:table-cell table:number-columns-repeated="7"/>
          <table:table-cell table:style-name="Default"/>
        </table:table-row>
        <table:table-row table:style-name="ro2">
          <table:table-cell table:style-name="Default"/>
          <table:table-cell table:number-columns-repeated="7"/>
          <table:table-cell table:style-name="Default"/>
        </table:table-row>
        <table:table-row table:style-name="ro4">
          <table:table-cell table:style-name="ce2" office:value-type="string" table:number-columns-spanned="1" table:number-rows-spanned="2">
            <text:p>Assemblage</text:p>
          </table:table-cell>
          <table:table-cell table:style-name="ce2" office:value-type="string" table:number-columns-spanned="5" table:number-rows-spanned="1">
            <text:p>reaction coefficients</text:p>
          </table:table-cell>
          <table:covered-table-cell table:number-columns-repeated="4" table:style-name="ce3"/>
          <table:table-cell table:style-name="ce2" office:value-type="string" table:number-columns-spanned="1" table:number-rows-spanned="2">
            <text:p>P-range/GPa</text:p>
          </table:table-cell>
          <table:table-cell table:style-name="ce2" office:value-type="string" table:number-columns-spanned="1" table:number-rows-spanned="2">
            <text:p>Composition</text:p>
          </table:table-cell>
          <table:table-cell table:style-name="ce2" office:value-type="string" table:number-columns-spanned="1" table:number-rows-spanned="2">
            <text:p>reference</text:p>
          </table:table-cell>
        </table:table-row>
        <table:table-row table:style-name="ro4">
          <table:covered-table-cell table:style-name="ce3"/>
          <table:table-cell table:style-name="ce8" office:value-type="string">
            <text:p>ol</text:p>
          </table:table-cell>
          <table:table-cell table:style-name="ce8" office:value-type="string">
            <text:p>opx</text:p>
          </table:table-cell>
          <table:table-cell table:style-name="ce8" office:value-type="string">
            <text:p>cpx</text:p>
          </table:table-cell>
          <table:table-cell table:style-name="ce8" office:value-type="string">
            <text:p>gt</text:p>
          </table:table-cell>
          <table:table-cell table:style-name="ce8" office:value-type="string">
            <text:p>melt</text:p>
          </table:table-cell>
          <table:covered-table-cell table:number-columns-repeated="3" table:style-name="ce3"/>
        </table:table-row>
        <table:table-row table:style-name="ro4">
          <table:table-cell table:style-name="ce4" office:value-type="string">
            <text:p>ol,opx,cpx,gt</text:p>
          </table:table-cell>
          <table:table-cell table:style-name="ce9" office:value-type="float" office:value="-0.0833333333333333">
            <text:p>-0.08</text:p>
          </table:table-cell>
          <table:table-cell table:style-name="ce9" office:value-type="float" office:value="0.19047619047619">
            <text:p>0.19</text:p>
          </table:table-cell>
          <table:table-cell table:style-name="ce9" office:value-type="float" office:value="-0.80952380952381">
            <text:p>-0.81</text:p>
          </table:table-cell>
          <table:table-cell table:style-name="ce9" office:value-type="float" office:value="-0.297619047619048">
            <text:p>-0.3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KR4003</text:p>
          </table:table-cell>
          <table:table-cell table:style-name="ce17" office:value-type="string">
            <text:p>Walter, 1998</text:p>
          </table:table-cell>
        </table:table-row>
        <table:table-row table:style-name="ro4">
          <table:table-cell office:value-type="string">
            <text:p>ol,opx,cpx,gt</text:p>
          </table:table-cell>
          <table:table-cell office:value-type="float" office:value="-0.18">
            <text:p>-0.18</text:p>
          </table:table-cell>
          <table:table-cell office:value-type="float" office:value="0.54">
            <text:p>0.54</text:p>
          </table:table-cell>
          <table:table-cell office:value-type="float" office:value="-1.08">
            <text:p>-1.08</text:p>
          </table:table-cell>
          <table:table-cell office:value-type="float" office:value="-0.28">
            <text:p>-0.28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string">
            <text:p>DPUM</text:p>
          </table:table-cell>
          <table:table-cell office:value-type="string">
            <text:p>Longhi, 2002</text:p>
          </table:table-cell>
        </table:table-row>
        <table:table-row table:style-name="ro4">
          <table:table-cell office:value-type="string">
            <text:p>ol,opx,cpx,gt</text:p>
          </table:table-cell>
          <table:table-cell office:value-type="float" office:value="-0.14">
            <text:p>-0.14</text:p>
          </table:table-cell>
          <table:table-cell office:value-type="float" office:value="0.46">
            <text:p>0.46</text:p>
          </table:table-cell>
          <table:table-cell office:value-type="float" office:value="-1.12">
            <text:p>-1.12</text:p>
          </table:table-cell>
          <table:table-cell office:value-type="float" office:value="-0.2">
            <text:p>-0.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PUM</text:p>
          </table:table-cell>
          <table:table-cell office:value-type="string">
            <text:p>Longhi, 2002</text:p>
          </table:table-cell>
        </table:table-row>
        <table:table-row table:style-name="ro4">
          <table:table-cell office:value-type="string">
            <text:p>ol,opx,cpx,gt</text:p>
          </table:table-cell>
          <table:table-cell office:value-type="float" office:value="-0.06">
            <text:p>-0.06</text:p>
          </table:table-cell>
          <table:table-cell office:value-type="float" office:value="0.3">
            <text:p>0.3</text:p>
          </table:table-cell>
          <table:table-cell office:value-type="float" office:value="-1.04">
            <text:p>-1.04</text:p>
          </table:table-cell>
          <table:table-cell office:value-type="float" office:value="-0.2">
            <text:p>-0.2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string">
            <text:p>DPUM</text:p>
          </table:table-cell>
          <table:table-cell office:value-type="string">
            <text:p>Longhi, 2002</text:p>
          </table:table-cell>
        </table:table-row>
        <table:table-row table:style-name="ro4">
          <table:table-cell office:value-type="string">
            <text:p>ol,opx,cpx,gt</text:p>
          </table:table-cell>
          <table:table-cell office:value-type="float" office:value="-0.12">
            <text:p>-0.12</text:p>
          </table:table-cell>
          <table:table-cell office:value-type="float" office:value="0.94">
            <text:p>0.94</text:p>
          </table:table-cell>
          <table:table-cell office:value-type="float" office:value="-1.37">
            <text:p>-1.37</text:p>
          </table:table-cell>
          <table:table-cell office:value-type="float" office:value="-0.45">
            <text:p>-0.45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string">
            <text:p>Lherzolite A</text:p>
          </table:table-cell>
          <table:table-cell office:value-type="string">
            <text:p>Walter et al, 1995 (also see Walter &amp; Presnall, 1994)</text:p>
          </table:table-cell>
        </table:table-row>
        <table:table-row table:style-name="ro4">
          <table:table-cell table:style-name="ce6" office:value-type="string">
            <text:p>ol,opx,cpx,gt</text:p>
          </table:table-cell>
          <table:table-cell table:style-name="ce10" office:value-type="float" office:value="-0.391304347826087">
            <text:p>-0.39</text:p>
          </table:table-cell>
          <table:table-cell table:style-name="ce10" office:value-type="float" office:value="1.17391304347826">
            <text:p>1.17</text:p>
          </table:table-cell>
          <table:table-cell table:style-name="ce10" office:value-type="float" office:value="-1.23913043478261">
            <text:p>-1.24</text:p>
          </table:table-cell>
          <table:table-cell table:style-name="ce10" office:value-type="float" office:value="-0.543478260869565">
            <text:p>-0.54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KR4003</text:p>
          </table:table-cell>
          <table:table-cell table:style-name="ce19" office:value-type="string">
            <text:p>Walter, 1998</text:p>
          </table:table-cell>
        </table:table-row>
        <table:table-row table:style-name="ro4">
          <table:table-cell table:style-name="ce7" office:value-type="string">
            <text:p>ol,opx,cpx</text:p>
          </table:table-cell>
          <table:table-cell table:style-name="ce11" office:value-type="float" office:value="-0.09375">
            <text:p>-0.09</text:p>
          </table:table-cell>
          <table:table-cell table:style-name="ce11" office:value-type="float" office:value="0.5625">
            <text:p>0.56</text:p>
          </table:table-cell>
          <table:table-cell table:style-name="ce11" office:value-type="float" office:value="-1.46875">
            <text:p>-1.47</text:p>
          </table:table-cell>
          <table:table-cell table:style-name="ce11" office:value-type="float" office:value="0">
            <text:p>0.0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KR4003</text:p>
          </table:table-cell>
          <table:table-cell table:style-name="ce20" office:value-type="string">
            <text:p>Walter, 1998</text:p>
          </table:table-cell>
        </table:table-row>
        <table:table-row table:style-name="ro4">
          <table:table-cell table:style-name="ce7" office:value-type="string">
            <text:p>ol,opx,gt</text:p>
          </table:table-cell>
          <table:table-cell table:style-name="ce12" office:value-type="float" office:value="-0.13">
            <text:p>-0.13</text:p>
          </table:table-cell>
          <table:table-cell table:style-name="ce12" office:value-type="float" office:value="-0.62">
            <text:p>-0.6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0.25">
            <text:p>-0.2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KR4003</text:p>
          </table:table-cell>
          <table:table-cell table:style-name="ce20" office:value-type="string">
            <text:p>Walter, 1998</text:p>
          </table:table-cell>
        </table:table-row>
        <table:table-row table:style-name="ro4">
          <table:table-cell table:style-name="ce7" office:value-type="string">
            <text:p>ol,cpx,gt</text:p>
          </table:table-cell>
          <table:table-cell table:style-name="ce12" office:value-type="float" office:value="-0.26">
            <text:p>-0.2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-0.5">
            <text:p>-0.5</text:p>
          </table:table-cell>
          <table:table-cell table:style-name="ce12" office:value-type="float" office:value="-0.24">
            <text:p>-0.2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KR4003</text:p>
          </table:table-cell>
          <table:table-cell table:style-name="ce20" office:value-type="string">
            <text:p>Walter, 1998</text:p>
          </table:table-cell>
        </table:table-row>
        <table:table-row table:style-name="ro4">
          <table:table-cell table:style-name="ce7" office:value-type="string">
            <text:p>ol,opx</text:p>
          </table:table-cell>
          <table:table-cell table:style-name="ce11" office:value-type="float" office:value="-0.03">
            <text:p>-0.03</text:p>
          </table:table-cell>
          <table:table-cell table:style-name="ce11" office:value-type="float" office:value="0">
            <text:p>0.00</text:p>
          </table:table-cell>
          <table:table-cell table:style-name="ce11" office:value-type="float" office:value="-0.97">
            <text:p>-0.97</text:p>
          </table:table-cell>
          <table:table-cell table:style-name="ce11" office:value-type="float" office:value="0">
            <text:p>0.0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KR4003</text:p>
          </table:table-cell>
          <table:table-cell table:style-name="ce20" office:value-type="string">
            <text:p>Walter, 1998</text:p>
          </table:table-cell>
        </table:table-row>
        <table:table-row table:style-name="ro4">
          <table:table-cell table:style-name="ce7" office:value-type="string">
            <text:p>ol,gt</text:p>
          </table:table-cell>
          <table:table-cell table:style-name="ce12" office:value-type="float" office:value="-0.68">
            <text:p>-0.6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-0.32">
            <text:p>-0.3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KR4003</text:p>
          </table:table-cell>
          <table:table-cell table:style-name="ce20" office:value-type="string">
            <text:p>Walter, 1998</text:p>
          </table:table-cell>
        </table:table-row>
        <table:table-row table:style-name="ro4" table:number-rows-repeated="2">
          <table:table-cell table:style-name="Default"/>
          <table:table-cell table:number-columns-repeated="7"/>
          <table:table-cell table:style-name="Default"/>
        </table:table-row>
        <table:table-row table:style-name="ro3">
          <table:table-cell table:style-name="ce1" office:value-type="string">
            <text:p>Spinel peridotite</text:p>
          </table:table-cell>
          <table:table-cell table:number-columns-repeated="7"/>
          <table:table-cell table:style-name="Default"/>
        </table:table-row>
        <table:table-row table:style-name="ro4">
          <table:table-cell table:style-name="Default"/>
          <table:table-cell table:number-columns-repeated="7"/>
          <table:table-cell table:style-name="Default"/>
        </table:table-row>
        <table:table-row table:style-name="ro4">
          <table:table-cell table:style-name="ce2" office:value-type="string" table:number-columns-spanned="1" table:number-rows-spanned="2">
            <text:p>Assemblage</text:p>
          </table:table-cell>
          <table:table-cell table:style-name="ce2" office:value-type="string" table:number-columns-spanned="5" table:number-rows-spanned="1">
            <text:p>reaction coefficients</text:p>
          </table:table-cell>
          <table:covered-table-cell table:number-columns-repeated="4" table:style-name="ce3"/>
          <table:table-cell table:style-name="ce2" office:value-type="string" table:number-columns-spanned="1" table:number-rows-spanned="2">
            <text:p>P/GPa</text:p>
          </table:table-cell>
          <table:table-cell table:style-name="ce2" office:value-type="string" table:number-columns-spanned="1" table:number-rows-spanned="2">
            <text:p>Composition</text:p>
          </table:table-cell>
          <table:table-cell table:style-name="ce2" office:value-type="string" table:number-columns-spanned="1" table:number-rows-spanned="2">
            <text:p>reference</text:p>
          </table:table-cell>
        </table:table-row>
        <table:table-row table:style-name="ro4">
          <table:covered-table-cell table:style-name="ce3"/>
          <table:table-cell table:style-name="ce8" office:value-type="string">
            <text:p>ol</text:p>
          </table:table-cell>
          <table:table-cell table:style-name="ce8" office:value-type="string">
            <text:p>opx</text:p>
          </table:table-cell>
          <table:table-cell table:style-name="ce8" office:value-type="string">
            <text:p>cpx</text:p>
          </table:table-cell>
          <table:table-cell table:style-name="ce8" office:value-type="string">
            <text:p>sp</text:p>
          </table:table-cell>
          <table:table-cell table:style-name="ce8" office:value-type="string">
            <text:p>melt</text:p>
          </table:table-cell>
          <table:covered-table-cell table:number-columns-repeated="3" table:style-name="ce3"/>
        </table:table-row>
        <table:table-row table:style-name="ro4">
          <table:table-cell table:style-name="ce4" office:value-type="string">
            <text:p>ol,opx,cpx,sp</text:p>
          </table:table-cell>
          <table:table-cell table:style-name="ce13" office:value-type="float" office:value="-0.08">
            <text:p>-0.08</text:p>
          </table:table-cell>
          <table:table-cell table:style-name="ce13" office:value-type="float" office:value="0.08">
            <text:p>0.08</text:p>
          </table:table-cell>
          <table:table-cell table:style-name="ce13" office:value-type="float" office:value="-0.92">
            <text:p>-0.92</text:p>
          </table:table-cell>
          <table:table-cell table:style-name="ce13" office:value-type="float" office:value="-0.08">
            <text:p>-0.08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.3">
            <text:p>2.3</text:p>
          </table:table-cell>
          <table:table-cell table:style-name="ce13" office:value-type="string">
            <text:p>CM82</text:p>
          </table:table-cell>
          <table:table-cell table:style-name="ce17" office:value-type="string">
            <text:p>Kinzler, 1997</text:p>
          </table:table-cell>
        </table:table-row>
        <table:table-row table:style-name="ro4">
          <table:table-cell office:value-type="string">
            <text:p>ol,opx,cpx,sp</text:p>
          </table:table-cell>
          <table:table-cell office:value-type="float" office:value="0.13">
            <text:p>0.13</text:p>
          </table:table-cell>
          <table:table-cell office:value-type="float" office:value="-0.13">
            <text:p>-0.13</text:p>
          </table:table-cell>
          <table:table-cell office:value-type="float" office:value="-0.89">
            <text:p>-0.89</text:p>
          </table:table-cell>
          <table:table-cell office:value-type="float" office:value="-0.12">
            <text:p>-0.1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PMF3</text:p>
          </table:table-cell>
          <table:table-cell office:value-type="string">
            <text:p>Kinzler, 1997</text:p>
          </table:table-cell>
        </table:table-row>
        <table:table-row table:style-name="ro4">
          <table:table-cell office:value-type="string">
            <text:p>ol,opx,cpx,sp</text:p>
          </table:table-cell>
          <table:table-cell office:value-type="float" office:value="-0.14">
            <text:p>-0.14</text:p>
          </table:table-cell>
          <table:table-cell office:value-type="float" office:value="0.38">
            <text:p>0.38</text:p>
          </table:table-cell>
          <table:table-cell office:value-type="float" office:value="-1.16">
            <text:p>-1.16</text:p>
          </table:table-cell>
          <table:table-cell office:value-type="float" office:value="-0.09">
            <text:p>-0.09</text:p>
          </table:table-cell>
          <table:table-cell office:value-type="float" office:value="1">
            <text:p>1</text:p>
          </table:table-cell>
          <table:table-cell office:value-type="float" office:value="1.9">
            <text:p>1.9</text:p>
          </table:table-cell>
          <table:table-cell office:value-type="string">
            <text:p>PMF3</text:p>
          </table:table-cell>
          <table:table-cell office:value-type="string">
            <text:p>Kinzler, 1997</text:p>
          </table:table-cell>
        </table:table-row>
        <table:table-row table:style-name="ro4">
          <table:table-cell office:value-type="string">
            <text:p>ol,opx,cpx,sp</text:p>
          </table:table-cell>
          <table:table-cell office:value-type="float" office:value="0.22">
            <text:p>0.22</text:p>
          </table:table-cell>
          <table:table-cell office:value-type="float" office:value="-0.09">
            <text:p>-0.09</text:p>
          </table:table-cell>
          <table:table-cell office:value-type="float" office:value="-0.99">
            <text:p>-0.99</text:p>
          </table:table-cell>
          <table:table-cell office:value-type="float" office:value="-0.14">
            <text:p>-0.14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  <table:table-cell office:value-type="string">
            <text:p>Lherzolite A</text:p>
          </table:table-cell>
          <table:table-cell office:value-type="string">
            <text:p>Walter et al, 1995 (also see Walter &amp; Presnall, 1994)</text:p>
          </table:table-cell>
        </table:table-row>
        <table:table-row table:style-name="ro4">
          <table:table-cell office:value-type="string">
            <text:p>ol,opx,cpx,sp</text:p>
          </table:table-cell>
          <table:table-cell office:value-type="float" office:value="0.13">
            <text:p>0.13</text:p>
          </table:table-cell>
          <table:table-cell office:value-type="float" office:value="0.27">
            <text:p>0.27</text:p>
          </table:table-cell>
          <table:table-cell office:value-type="float" office:value="-1.27">
            <text:p>-1.27</text:p>
          </table:table-cell>
          <table:table-cell office:value-type="float" office:value="-0.13">
            <text:p>-0.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herzolite A</text:p>
          </table:table-cell>
          <table:table-cell office:value-type="string">
            <text:p>Walter et al, 1995 (also see Walter &amp; Presnall, 1994)</text:p>
          </table:table-cell>
        </table:table-row>
        <table:table-row table:style-name="ro4">
          <table:table-cell office:value-type="string">
            <text:p>ol,opx,cpx,sp</text:p>
          </table:table-cell>
          <table:table-cell office:value-type="float" office:value="0.03">
            <text:p>0.03</text:p>
          </table:table-cell>
          <table:table-cell office:value-type="float" office:value="0.46">
            <text:p>0.46</text:p>
          </table:table-cell>
          <table:table-cell office:value-type="float" office:value="-1.36">
            <text:p>-1.36</text:p>
          </table:table-cell>
          <table:table-cell office:value-type="float" office:value="-0.13">
            <text:p>-0.13</text:p>
          </table:table-cell>
          <table:table-cell office:value-type="float" office:value="1">
            <text:p>1</text:p>
          </table:table-cell>
          <table:table-cell office:value-type="float" office:value="2.7">
            <text:p>2.7</text:p>
          </table:table-cell>
          <table:table-cell office:value-type="string">
            <text:p>Lherzolite A</text:p>
          </table:table-cell>
          <table:table-cell office:value-type="string">
            <text:p>Walter et al, 1995 (also see Walter &amp; Presnall, 1994)</text:p>
          </table:table-cell>
        </table:table-row>
        <table:table-row table:style-name="ro4">
          <table:table-cell office:value-type="string">
            <text:p>ol,opx,cpx,sp</text:p>
          </table:table-cell>
          <table:table-cell office:value-type="float" office:value="-0.01">
            <text:p>-0.01</text:p>
          </table:table-cell>
          <table:table-cell office:value-type="float" office:value="0.56">
            <text:p>0.56</text:p>
          </table:table-cell>
          <table:table-cell office:value-type="float" office:value="-1.43">
            <text:p>-1.43</text:p>
          </table:table-cell>
          <table:table-cell office:value-type="float" office:value="-0.12">
            <text:p>-0.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herzolite A</text:p>
          </table:table-cell>
          <table:table-cell office:value-type="string">
            <text:p>Walter et al, 1995 (also see Walter &amp; Presnall, 1994)</text:p>
          </table:table-cell>
        </table:table-row>
        <table:table-row table:style-name="ro4">
          <table:table-cell office:value-type="string">
            <text:p>ol,opx,cpx,sp</text:p>
          </table:table-cell>
          <table:table-cell office:value-type="float" office:value="0.34">
            <text:p>0.34</text:p>
          </table:table-cell>
          <table:table-cell office:value-type="float" office:value="-0.46">
            <text:p>-0.46</text:p>
          </table:table-cell>
          <table:table-cell office:value-type="float" office:value="-0.75">
            <text:p>-0.75</text:p>
          </table:table-cell>
          <table:table-cell office:value-type="float" office:value="-0.13">
            <text:p>-0.13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string">
            <text:p>Lherzolite A</text:p>
          </table:table-cell>
          <table:table-cell office:value-type="string">
            <text:p>Walter et al, 1995</text:p>
          </table:table-cell>
        </table:table-row>
        <table:table-row table:style-name="ro4">
          <table:table-cell office:value-type="string">
            <text:p>ol,opx,cpx,sp</text:p>
          </table:table-cell>
          <table:table-cell office:value-type="float" office:value="0.29">
            <text:p>0.29</text:p>
          </table:table-cell>
          <table:table-cell office:value-type="float" office:value="-0.45">
            <text:p>-0.45</text:p>
          </table:table-cell>
          <table:table-cell office:value-type="float" office:value="-0.76">
            <text:p>-0.76</text:p>
          </table:table-cell>
          <table:table-cell office:value-type="float" office:value="-0.07">
            <text:p>-0.07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Kinzler &amp; Grove, 1992</text:p>
          </table:table-cell>
        </table:table-row>
        <table:table-row table:style-name="ro4">
          <table:table-cell office:value-type="string">
            <text:p>ol,opx,cpx,sp</text:p>
          </table:table-cell>
          <table:table-cell office:value-type="float" office:value="0.22">
            <text:p>0.22</text:p>
          </table:table-cell>
          <table:table-cell office:value-type="float" office:value="-0.38">
            <text:p>-0.38</text:p>
          </table:table-cell>
          <table:table-cell office:value-type="float" office:value="-0.71">
            <text:p>-0.71</text:p>
          </table:table-cell>
          <table:table-cell office:value-type="float" office:value="-0.13">
            <text:p>-0.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M3</text:p>
          </table:table-cell>
          <table:table-cell office:value-type="string">
            <text:p>Baker &amp; Stolper, 1994</text:p>
          </table:table-cell>
        </table:table-row>
        <table:table-row table:style-name="ro4">
          <table:table-cell office:value-type="string">
            <text:p>ol,opx,cpx,sp</text:p>
          </table:table-cell>
          <table:table-cell office:value-type="float" office:value="0.22">
            <text:p>0.22</text:p>
          </table:table-cell>
          <table:table-cell office:value-type="float" office:value="-0.25">
            <text:p>-0.25</text:p>
          </table:table-cell>
          <table:table-cell office:value-type="float" office:value="-0.85">
            <text:p>-0.85</text:p>
          </table:table-cell>
          <table:table-cell office:value-type="float" office:value="-0.12">
            <text:p>-0.1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string">
            <text:p>Lherzolite A</text:p>
          </table:table-cell>
          <table:table-cell office:value-type="string">
            <text:p>Walter et al, 1995</text:p>
          </table:table-cell>
        </table:table-row>
        <table:table-row table:style-name="ro4">
          <table:table-cell office:value-type="string">
            <text:p>ol,opx,cpx,sp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-1.37">
            <text:p>-1.37</text:p>
          </table:table-cell>
          <table:table-cell office:value-type="float" office:value="-0.08">
            <text:p>-0.08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/>
          <table:table-cell office:value-type="string">
            <text:p>Kinzler &amp; Grove, 1992</text:p>
          </table:table-cell>
        </table:table-row>
        <table:table-row table:style-name="ro4">
          <table:table-cell office:value-type="string">
            <text:p>ol,opx,cpx,sp</text:p>
          </table:table-cell>
          <table:table-cell office:value-type="float" office:value="0.34">
            <text:p>0.34</text:p>
          </table:table-cell>
          <table:table-cell office:value-type="float" office:value="-0.56">
            <text:p>-0.56</text:p>
          </table:table-cell>
          <table:table-cell office:value-type="float" office:value="-0.72">
            <text:p>-0.72</text:p>
          </table:table-cell>
          <table:table-cell office:value-type="float" office:value="-0.04">
            <text:p>-0.0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MM1</text:p>
          </table:table-cell>
          <table:table-cell office:value-type="string">
            <text:p>Wasylenki et al, 2003</text:p>
          </table:table-cell>
        </table:table-row>
        <table:table-row table:style-name="ro4">
          <table:table-cell office:value-type="string">
            <text:p>ol,opx,cpx,sp</text:p>
          </table:table-cell>
          <table:table-cell office:value-type="float" office:value="0.1">
            <text:p>0.1</text:p>
          </table:table-cell>
          <table:table-cell office:value-type="float" office:value="-0.27">
            <text:p>-0.27</text:p>
          </table:table-cell>
          <table:table-cell office:value-type="float" office:value="-0.78">
            <text:p>-0.78</text:p>
          </table:table-cell>
          <table:table-cell office:value-type="float" office:value="-0.05">
            <text:p>-0.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ER-E</text:p>
          </table:table-cell>
          <table:table-cell office:value-type="string">
            <text:p>Pickering-Witter &amp; Johnston, 2000</text:p>
          </table:table-cell>
        </table:table-row>
        <table:table-row table:style-name="ro4">
          <table:table-cell office:value-type="string">
            <text:p>ol,opx,cpx,sp</text:p>
          </table:table-cell>
          <table:table-cell office:value-type="float" office:value="0.38">
            <text:p>0.38</text:p>
          </table:table-cell>
          <table:table-cell office:value-type="float" office:value="-0.4">
            <text:p>-0.4</text:p>
          </table:table-cell>
          <table:table-cell office:value-type="float" office:value="-0.82">
            <text:p>-0.82</text:p>
          </table:table-cell>
          <table:table-cell office:value-type="float" office:value="-0.08">
            <text:p>-0.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F80</text:p>
          </table:table-cell>
          <table:table-cell office:value-type="string">
            <text:p>Gudmundsson &amp; Presnall, 2000</text:p>
          </table:table-cell>
        </table:table-row>
        <table:table-row table:style-name="ro4">
          <table:table-cell office:value-type="string">
            <text:p>ol,opx,cpx,sp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office:value-type="float" office:value="-1.05">
            <text:p>-1.05</text:p>
          </table:table-cell>
          <table:table-cell office:value-type="float" office:value="-0.32">
            <text:p>-0.32</text:p>
          </table:table-cell>
          <table:table-cell office:value-type="float" office:value="1">
            <text:p>1</text:p>
          </table:table-cell>
          <table:table-cell office:value-type="float" office:value="2.4">
            <text:p>2.4</text:p>
          </table:table-cell>
          <table:table-cell office:value-type="string">
            <text:p>DPUM</text:p>
          </table:table-cell>
          <table:table-cell office:value-type="string">
            <text:p>Longhi, 2002</text:p>
          </table:table-cell>
        </table:table-row>
        <table:table-row table:style-name="ro4">
          <table:table-cell office:value-type="string">
            <text:p>ol,opx,cpx,sp</text:p>
          </table:table-cell>
          <table:table-cell office:value-type="float" office:value="0.23">
            <text:p>0.23</text:p>
          </table:table-cell>
          <table:table-cell office:value-type="float" office:value="0.08">
            <text:p>0.08</text:p>
          </table:table-cell>
          <table:table-cell office:value-type="float" office:value="-1.04">
            <text:p>-1.04</text:p>
          </table:table-cell>
          <table:table-cell office:value-type="float" office:value="-0.27">
            <text:p>-0.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PUM</text:p>
          </table:table-cell>
          <table:table-cell office:value-type="string">
            <text:p>Longhi, 2002</text:p>
          </table:table-cell>
        </table:table-row>
        <table:table-row table:style-name="ro4">
          <table:table-cell office:value-type="string">
            <text:p>ol,opx,cpx,sp</text:p>
          </table:table-cell>
          <table:table-cell office:value-type="float" office:value="0.28">
            <text:p>0.28</text:p>
          </table:table-cell>
          <table:table-cell office:value-type="float" office:value="-0.26">
            <text:p>-0.26</text:p>
          </table:table-cell>
          <table:table-cell office:value-type="float" office:value="-0.36">
            <text:p>-0.36</text:p>
          </table:table-cell>
          <table:table-cell office:value-type="float" office:value="-0.66">
            <text:p>-0.66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DPUM</text:p>
          </table:table-cell>
          <table:table-cell office:value-type="string">
            <text:p>Longhi, 2002</text:p>
          </table:table-cell>
        </table:table-row>
        <table:table-row table:style-name="ro4">
          <table:table-cell office:value-type="string">
            <text:p>ol,opx,cpx,sp</text:p>
          </table:table-cell>
          <table:table-cell office:value-type="float" office:value="0.46">
            <text:p>0.46</text:p>
          </table:table-cell>
          <table:table-cell office:value-type="float" office:value="-0.61">
            <text:p>-0.61</text:p>
          </table:table-cell>
          <table:table-cell office:value-type="float" office:value="-0.3">
            <text:p>-0.3</text:p>
          </table:table-cell>
          <table:table-cell office:value-type="float" office:value="-0.55">
            <text:p>-0.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PUM</text:p>
          </table:table-cell>
          <table:table-cell office:value-type="string">
            <text:p>Longhi, 2002</text:p>
          </table:table-cell>
        </table:table-row>
        <table:table-row table:style-name="ro4">
          <table:table-cell table:style-name="ce6" office:value-type="string">
            <text:p>ol,opx,cpx,sp</text:p>
          </table:table-cell>
          <table:table-cell table:style-name="ce14" office:value-type="float" office:value="0.06">
            <text:p>0.06</text:p>
          </table:table-cell>
          <table:table-cell table:style-name="ce14" office:value-type="float" office:value="-0.14">
            <text:p>-0.14</text:p>
          </table:table-cell>
          <table:table-cell table:style-name="ce14" office:value-type="float" office:value="-0.75">
            <text:p>-0.75</text:p>
          </table:table-cell>
          <table:table-cell table:style-name="ce14" office:value-type="float" office:value="-0.17">
            <text:p>-0.17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string">
            <text:p>FER-D</text:p>
          </table:table-cell>
          <table:table-cell table:style-name="ce19" office:value-type="string">
            <text:p>Pickering-Witter &amp; Johnston, 2000</text:p>
          </table:table-cell>
        </table:table-row>
        <table:table-row table:style-name="ro4">
          <table:table-cell table:style-name="ce7" office:value-type="string">
            <text:p>ol,cpx,sp</text:p>
          </table:table-cell>
          <table:table-cell table:style-name="ce15" office:value-type="float" office:value="0.04">
            <text:p>0.04</text:p>
          </table:table-cell>
          <table:table-cell table:style-name="ce15"/>
          <table:table-cell table:style-name="ce15" office:value-type="float" office:value="-0.99">
            <text:p>-0.99</text:p>
          </table:table-cell>
          <table:table-cell table:style-name="ce15" office:value-type="float" office:value="-0.05">
            <text:p>-0.0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string">
            <text:p>FER-B</text:p>
          </table:table-cell>
          <table:table-cell table:style-name="ce20" office:value-type="string">
            <text:p>Pickering-Witter &amp; Johnston, 2000</text:p>
          </table:table-cell>
        </table:table-row>
        <table:table-row table:style-name="ro4">
          <table:table-cell office:value-type="string">
            <text:p>ol,opx,sp</text:p>
          </table:table-cell>
          <table:table-cell table:style-name="ce16" office:value-type="float" office:value="0.24">
            <text:p>0.24</text:p>
          </table:table-cell>
          <table:table-cell table:style-name="ce16" office:value-type="float" office:value="-1.24">
            <text:p>-1.24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DMM1</text:p>
          </table:table-cell>
          <table:table-cell office:value-type="string">
            <text:p>Wasylenki et al, 2003</text:p>
          </table:table-cell>
        </table:table-row>
        <table:table-row table:style-name="ro4">
          <table:table-cell office:value-type="string">
            <text:p>ol,opx,sp</text:p>
          </table:table-cell>
          <table:table-cell table:style-name="ce16" office:value-type="float" office:value="0.1">
            <text:p>0.1</text:p>
          </table:table-cell>
          <table:table-cell table:style-name="ce16" office:value-type="float" office:value="-1.06">
            <text:p>-1.06</text:p>
          </table:table-cell>
          <table:table-cell table:style-name="ce16"/>
          <table:table-cell table:style-name="ce16" office:value-type="float" office:value="-0.04">
            <text:p>-0.0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M3</text:p>
          </table:table-cell>
          <table:table-cell office:value-type="string">
            <text:p>Hirschmann et al, 1998a</text:p>
          </table:table-cell>
        </table:table-row>
        <table:table-row table:style-name="ro4">
          <table:table-cell office:value-type="string">
            <text:p>ol,opx,sp</text:p>
          </table:table-cell>
          <table:table-cell office:value-type="float" office:value="0.1">
            <text:p>0.1</text:p>
          </table:table-cell>
          <table:table-cell office:value-type="float" office:value="-0.86">
            <text:p>-0.86</text:p>
          </table:table-cell>
          <table:table-cell/>
          <table:table-cell office:value-type="float" office:value="-0.24">
            <text:p>-0.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ER-C</text:p>
          </table:table-cell>
          <table:table-cell office:value-type="string">
            <text:p>Pickering-Witter &amp; Johnston, 2000</text:p>
          </table:table-cell>
        </table:table-row>
        <table:table-row table:style-name="ro4">
          <table:table-cell office:value-type="string">
            <text:p>ol,opx,sp</text:p>
          </table:table-cell>
          <table:table-cell office:value-type="float" office:value="0.29">
            <text:p>0.29</text:p>
          </table:table-cell>
          <table:table-cell office:value-type="float" office:value="-1.09">
            <text:p>-1.09</text:p>
          </table:table-cell>
          <table:table-cell/>
          <table:table-cell office:value-type="float" office:value="-0.2">
            <text:p>-0.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ER-D</text:p>
          </table:table-cell>
          <table:table-cell office:value-type="string">
            <text:p>Pickering-Witter &amp; Johnston, 2000</text:p>
          </table:table-cell>
        </table:table-row>
        <table:table-row table:style-name="ro4">
          <table:table-cell table:style-name="ce6" office:value-type="string">
            <text:p>ol,opx,sp</text:p>
          </table:table-cell>
          <table:table-cell table:style-name="ce14" office:value-type="float" office:value="0.46">
            <text:p>0.46</text:p>
          </table:table-cell>
          <table:table-cell table:style-name="ce14" office:value-type="float" office:value="-1.31">
            <text:p>-1.31</text:p>
          </table:table-cell>
          <table:table-cell table:style-name="ce14"/>
          <table:table-cell table:style-name="ce14" office:value-type="float" office:value="-0.15">
            <text:p>-0.15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string">
            <text:p>INT-D</text:p>
          </table:table-cell>
          <table:table-cell table:style-name="ce19" office:value-type="string">
            <text:p>Schwab &amp; Johnston, 2001</text:p>
          </table:table-cell>
        </table:table-row>
        <table:table-row table:style-name="ro4" table:number-rows-repeated="2">
          <table:table-cell table:style-name="Default"/>
          <table:table-cell table:number-columns-repeated="7"/>
          <table:table-cell table:style-name="Default"/>
        </table:table-row>
        <table:table-row table:style-name="ro3">
          <table:table-cell table:style-name="ce1" office:value-type="string">
            <text:p>Plagioclase peridotite</text:p>
          </table:table-cell>
          <table:table-cell table:number-columns-repeated="7"/>
          <table:table-cell table:style-name="Default"/>
        </table:table-row>
        <table:table-row table:style-name="ro4">
          <table:table-cell table:style-name="Default"/>
          <table:table-cell table:number-columns-repeated="7"/>
          <table:table-cell table:style-name="Default"/>
        </table:table-row>
        <table:table-row table:style-name="ro4">
          <table:table-cell table:style-name="ce2" office:value-type="string" table:number-columns-spanned="1" table:number-rows-spanned="2">
            <text:p>Assemblage</text:p>
          </table:table-cell>
          <table:table-cell table:style-name="ce2" office:value-type="string" table:number-columns-spanned="5" table:number-rows-spanned="1">
            <text:p>reaction coefficients</text:p>
          </table:table-cell>
          <table:covered-table-cell table:number-columns-repeated="4" table:style-name="ce3"/>
          <table:table-cell table:style-name="ce2" office:value-type="string" table:number-columns-spanned="1" table:number-rows-spanned="2">
            <text:p>P/GPa</text:p>
          </table:table-cell>
          <table:table-cell table:style-name="ce2" office:value-type="string" table:number-columns-spanned="1" table:number-rows-spanned="2">
            <text:p>Composition</text:p>
          </table:table-cell>
          <table:table-cell table:style-name="ce2" office:value-type="string" table:number-columns-spanned="1" table:number-rows-spanned="2">
            <text:p>reference</text:p>
          </table:table-cell>
        </table:table-row>
        <table:table-row table:style-name="ro4">
          <table:covered-table-cell table:style-name="ce3"/>
          <table:table-cell table:style-name="ce8" office:value-type="string">
            <text:p>ol</text:p>
          </table:table-cell>
          <table:table-cell table:style-name="ce8" office:value-type="string">
            <text:p>opx</text:p>
          </table:table-cell>
          <table:table-cell table:style-name="ce8" office:value-type="string">
            <text:p>cpx</text:p>
          </table:table-cell>
          <table:table-cell table:style-name="ce8" office:value-type="string">
            <text:p>plag</text:p>
          </table:table-cell>
          <table:table-cell table:style-name="ce8" office:value-type="string">
            <text:p>melt</text:p>
          </table:table-cell>
          <table:covered-table-cell table:number-columns-repeated="3" table:style-name="ce3"/>
        </table:table-row>
        <table:table-row table:style-name="ro4">
          <table:table-cell office:value-type="string">
            <text:p>ol,opx,cpx,plag</text:p>
          </table:table-cell>
          <table:table-cell office:value-type="float" office:value="0.05">
            <text:p>0.05</text:p>
          </table:table-cell>
          <table:table-cell office:value-type="float" office:value="-0.25">
            <text:p>-0.25</text:p>
          </table:table-cell>
          <table:table-cell office:value-type="float" office:value="-0.27">
            <text:p>-0.27</text:p>
          </table:table-cell>
          <table:table-cell office:value-type="float" office:value="-0.53">
            <text:p>-0.53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string">
            <text:p>Lherzolite A</text:p>
          </table:table-cell>
          <table:table-cell office:value-type="string">
            <text:p>Walter et al, 1995 (also see Walter &amp; Presnall, 1994)</text:p>
          </table:table-cell>
        </table:table-row>
        <table:table-row table:style-name="ro4">
          <table:table-cell office:value-type="string">
            <text:p>ol,opx,cpx,plag</text:p>
          </table:table-cell>
          <table:table-cell office:value-type="float" office:value="0">
            <text:p>0</text:p>
          </table:table-cell>
          <table:table-cell office:value-type="float" office:value="-0.14">
            <text:p>-0.14</text:p>
          </table:table-cell>
          <table:table-cell office:value-type="float" office:value="-0.28">
            <text:p>-0.28</text:p>
          </table:table-cell>
          <table:table-cell office:value-type="float" office:value="-0.58">
            <text:p>-0.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herzolite A</text:p>
          </table:table-cell>
          <table:table-cell office:value-type="string">
            <text:p>Walter et al, 1995 (also see Walter &amp; Presnall, 1994)</text:p>
          </table:table-cell>
        </table:table-row>
        <table:table-row table:style-name="ro4">
          <table:table-cell office:value-type="string">
            <text:p>ol,opx,cpx,plag</text:p>
          </table:table-cell>
          <table:table-cell office:value-type="float" office:value="0.01">
            <text:p>0.01</text:p>
          </table:table-cell>
          <table:table-cell office:value-type="float" office:value="-0.22">
            <text:p>-0.22</text:p>
          </table:table-cell>
          <table:table-cell office:value-type="float" office:value="-0.26">
            <text:p>-0.26</text:p>
          </table:table-cell>
          <table:table-cell office:value-type="float" office:value="-0.53">
            <text:p>-0.53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string">
            <text:p>Lherzolite A</text:p>
          </table:table-cell>
          <table:table-cell office:value-type="string">
            <text:p>Walter et al, 1995</text:p>
          </table:table-cell>
        </table:table-row>
        <table:table-row table:style-name="ro4">
          <table:table-cell office:value-type="string">
            <text:p>ol,opx,cpx,plag</text:p>
          </table:table-cell>
          <table:table-cell office:value-type="float" office:value="0.04">
            <text:p>0.04</text:p>
          </table:table-cell>
          <table:table-cell office:value-type="float" office:value="-0.18">
            <text:p>-0.18</text:p>
          </table:table-cell>
          <table:table-cell office:value-type="float" office:value="-0.28">
            <text:p>-0.28</text:p>
          </table:table-cell>
          <table:table-cell office:value-type="float" office:value="-0.58">
            <text:p>-0.58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Kinzler &amp; Grove, 1992</text:p>
          </table:table-cell>
        </table:table-row>
        <table:table-row table:style-name="ro4">
          <table:table-cell office:value-type="string">
            <text:p>ol,opx,cpx,plag</text:p>
          </table:table-cell>
          <table:table-cell office:value-type="float" office:value="-0.1">
            <text:p>-0.1</text:p>
          </table:table-cell>
          <table:table-cell office:value-type="float" office:value="-0.04">
            <text:p>-0.04</text:p>
          </table:table-cell>
          <table:table-cell office:value-type="float" office:value="-0.36">
            <text:p>-0.36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string">
            <text:p>DPUM</text:p>
          </table:table-cell>
          <table:table-cell office:value-type="string">
            <text:p>Longhi, 2002</text:p>
          </table:table-cell>
        </table:table-row>
        <table:table-row table:style-name="ro4">
          <table:table-cell table:style-name="ce6" office:value-type="string">
            <text:p>ol,opx,cpx,plag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0.22">
            <text:p>-0.22</text:p>
          </table:table-cell>
          <table:table-cell table:style-name="ce14" office:value-type="float" office:value="-0.32">
            <text:p>-0.32</text:p>
          </table:table-cell>
          <table:table-cell table:style-name="ce14" office:value-type="float" office:value="-0.46">
            <text:p>-0.46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.5">
            <text:p>0.5</text:p>
          </table:table-cell>
          <table:table-cell table:style-name="ce14" office:value-type="string">
            <text:p>DPUM</text:p>
          </table:table-cell>
          <table:table-cell table:style-name="ce19" office:value-type="string">
            <text:p>Longhi, 2002</text:p>
          </table:table-cell>
        </table:table-row>
        <table:table-row table:style-name="ro4" table:number-rows-repeated="14">
          <table:table-cell table:style-name="Default"/>
          <table:table-cell table:number-columns-repeated="7"/>
          <table:table-cell table:style-name="Default"/>
        </table:table-row>
        <table:table-row table:style-name="ro4">
          <table:table-cell table:style-name="Default"/>
          <table:table-cell table:number-columns-repeated="7"/>
          <table:table-cell table:style-name="Default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style:style style:name="Default" style:family="table-cell">
      <style:text-properties style:font-name-asian="FandolFang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y </meta:initial-creator>
    <meta:creation-date>2014-07-02T15:46:19</meta:creation-date>
    <dc:date>2014-08-08T18:37:30</dc:date>
    <dc:creator>Lucy </dc:creator>
    <meta:editing-duration>PT6H41M10S</meta:editing-duration>
    <meta:editing-cycles>8</meta:editing-cycles>
    <meta:generator>LibreOffice/3.5$Linux_X86_64 LibreOffice_project/350m1$Build-2</meta:generator>
    <meta:document-statistic meta:table-count="3" meta:cell-count="4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minimum="2" chart:maximum="8" chart:interval-major="1" chart:interval-minor-divisor="2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111"/>
    <style:style style:name="ch12" style:family="chart" style:data-style-name="N2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svg:stroke-color="#ff420e"/>
    </style:style>
    <style:style style:name="ch14" style:family="chart" style:data-style-name="N2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svg:stroke-color="#ffd320"/>
    </style:style>
    <style:style style:name="ch16" style:family="chart" style:data-style-name="N2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graphic-properties svg:stroke-color="#579d1c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097cm" svg:height="7.398cm" xlink:href=".." xlink:type="simple" chart:class="chart:scatter" chart:style-name="ch1">
        <chart:title svg:x="6.195cm" svg:y="0.283cm" chart:style-name="ch2">
          <text:p>ol,opx,cpx,gt</text:p>
        </chart:title>
        <chart:legend chart:legend-position="end" svg:x="11.954cm" svg:y="1.657cm" style:legend-expansion="high" chart:style-name="ch3"/>
        <chart:plot-area chart:style-name="ch4" table:cell-range-address="Sheet1.G5:Sheet1.G10 Sheet1.B4:Sheet1.E4" chart:data-source-has-labels="row" svg:x="1.312cm" svg:y="1.503cm" svg:width="10.04cm" svg:height="4.767cm">
          <chartooo:coordinate-region svg:x="2.33cm" svg:y="1.702cm" svg:width="8.928cm" svg:height="4.369cm"/>
          <chart:axis chart:dimension="x" chart:name="primary-x" chart:style-name="ch5">
            <chart:title svg:x="5.812cm" svg:y="6.417cm" chart:style-name="ch6">
              <text:p>P/GPa</text:p>
            </chart:title>
          </chart:axis>
          <chart:axis chart:dimension="y" chart:name="primary-y" chart:style-name="ch7">
            <chart:title svg:x="0.451cm" svg:y="4.248cm" chart:style-name="ch8">
              <text:p>wt%</text:p>
            </chart:title>
          </chart:axis>
          <chart:series chart:style-name="ch9" chart:values-cell-range-address="Sheet1.B5:Sheet1.B10" chart:label-cell-address="Sheet1.B4:Sheet1.B4" chart:class="chart:scatter">
            <chart:domain table:cell-range-address="Sheet1.G5:Sheet1.G10"/>
            <chart:regression-curve chart:style-name="ch10">
              <chart:equation svg:x="4.903cm" svg:y="3.528cm" chart:style-name="ch11"/>
            </chart:regression-curve>
            <chart:data-point chart:repeated="6"/>
          </chart:series>
          <chart:series chart:style-name="ch12" chart:values-cell-range-address="Sheet1.C5:Sheet1.C10" chart:label-cell-address="Sheet1.C4:Sheet1.C4" chart:class="chart:scatter">
            <chart:regression-curve chart:style-name="ch13">
              <chart:equation svg:x="5.002cm" svg:y="2.266cm" chart:style-name="ch11"/>
            </chart:regression-curve>
            <chart:data-point chart:repeated="6"/>
          </chart:series>
          <chart:series chart:style-name="ch14" chart:values-cell-range-address="Sheet1.D5:Sheet1.D10" chart:label-cell-address="Sheet1.D4:Sheet1.D4" chart:class="chart:scatter">
            <chart:regression-curve chart:style-name="ch15">
              <chart:equation svg:x="4.877cm" svg:y="5.448cm" chart:style-name="ch11"/>
            </chart:regression-curve>
            <chart:data-point chart:repeated="6"/>
          </chart:series>
          <chart:series chart:style-name="ch16" chart:values-cell-range-address="Sheet1.E5:Sheet1.E10" chart:label-cell-address="Sheet1.E4:Sheet1.E4" chart:class="chart:scatter">
            <chart:regression-curve chart:style-name="ch17">
              <chart:equation svg:x="4.773cm" svg:y="4.452cm" chart:style-name="ch11"/>
            </chart:regression-curve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ol</text:p>
                <draw:g>
                  <svg:desc>Sheet1.B4:Sheet1.B4</svg:desc>
                </draw:g>
              </table:table-cell>
              <table:table-cell office:value-type="string">
                <text:p>opx</text:p>
                <draw:g>
                  <svg:desc>Sheet1.C4:Sheet1.C4</svg:desc>
                </draw:g>
              </table:table-cell>
              <table:table-cell office:value-type="string">
                <text:p>cpx</text:p>
                <draw:g>
                  <svg:desc>Sheet1.D4:Sheet1.D4</svg:desc>
                </draw:g>
              </table:table-cell>
              <table:table-cell office:value-type="string">
                <text:p>gt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G5:Sheet1.G10</svg:desc>
                </draw:g>
              </table:table-cell>
              <table:table-cell office:value-type="float" office:value="-0.0833333333333333">
                <text:p>-0.0833333333333333</text:p>
                <draw:g>
                  <svg:desc>Sheet1.B5:Sheet1.B10</svg:desc>
                </draw:g>
              </table:table-cell>
              <table:table-cell office:value-type="float" office:value="0.19047619047619">
                <text:p>0.19047619047619</text:p>
                <draw:g>
                  <svg:desc>Sheet1.C5:Sheet1.C10</svg:desc>
                </draw:g>
              </table:table-cell>
              <table:table-cell office:value-type="float" office:value="-0.80952380952381">
                <text:p>-0.80952380952381</text:p>
                <draw:g>
                  <svg:desc>Sheet1.D5:Sheet1.D10</svg:desc>
                </draw:g>
              </table:table-cell>
              <table:table-cell office:value-type="float" office:value="-0.297619047619048">
                <text:p>-0.297619047619048</text:p>
                <draw:g>
                  <svg:desc>Sheet1.E5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-0.18">
                <text:p>-0.18</text:p>
              </table:table-cell>
              <table:table-cell office:value-type="float" office:value="0.54">
                <text:p>0.54</text:p>
              </table:table-cell>
              <table:table-cell office:value-type="float" office:value="-1.08">
                <text:p>-1.0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0.14">
                <text:p>-0.14</text:p>
              </table:table-cell>
              <table:table-cell office:value-type="float" office:value="0.46">
                <text:p>0.46</text:p>
              </table:table-cell>
              <table:table-cell office:value-type="float" office:value="-1.12">
                <text:p>-1.1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-0.06">
                <text:p>-0.06</text:p>
              </table:table-cell>
              <table:table-cell office:value-type="float" office:value="0.3">
                <text:p>0.3</text:p>
              </table:table-cell>
              <table:table-cell office:value-type="float" office:value="-1.04">
                <text:p>-1.0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-0.12">
                <text:p>-0.12</text:p>
              </table:table-cell>
              <table:table-cell office:value-type="float" office:value="0.94">
                <text:p>0.94</text:p>
              </table:table-cell>
              <table:table-cell office:value-type="float" office:value="-1.37">
                <text:p>-1.37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-0.391304347826087">
                <text:p>-0.391304347826087</text:p>
              </table:table-cell>
              <table:table-cell office:value-type="float" office:value="1.17391304347826">
                <text:p>1.17391304347826</text:p>
              </table:table-cell>
              <table:table-cell office:value-type="float" office:value="-1.23913043478261">
                <text:p>-1.23913043478261</text:p>
              </table:table-cell>
              <table:table-cell office:value-type="float" office:value="-0.543478260869565">
                <text:p>-0.543478260869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tick-marks-minor-inner="false" chart:tick-marks-minor-outer="true" chart:logarithmic="false" chart:minimum="0.8" chart:maximum="3.5" chart:interval-major="1" chart:interval-minor-divisor="1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2" chart:maximum="1.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111"/>
    <style:style style:name="ch12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graphic-properties svg:stroke-color="#579d1c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097cm" svg:height="7.398cm" xlink:href=".." xlink:type="simple" chart:class="chart:scatter" chart:style-name="ch1">
        <chart:title svg:x="6.142cm" svg:y="0.283cm" chart:style-name="ch2">
          <text:p>ol,opx,cpx,sp</text:p>
        </chart:title>
        <chart:legend chart:legend-position="end" svg:x="11.954cm" svg:y="1.657cm" style:legend-expansion="high" chart:style-name="ch3"/>
        <chart:plot-area chart:style-name="ch4" table:cell-range-address="Sheet1.G22:Sheet1.G41 Sheet1.B4:Sheet1.D4 Sheet1.B22:Sheet1.E41 Sheet1.E21:Sheet1.E21" chart:data-source-has-labels="row" svg:x="1.312cm" svg:y="1.503cm" svg:width="10.04cm" svg:height="4.767cm">
          <chartooo:coordinate-region svg:x="2.145cm" svg:y="1.702cm" svg:width="9.207cm" svg:height="4.369cm"/>
          <chart:axis chart:dimension="x" chart:name="primary-x" chart:style-name="ch5">
            <chart:title svg:x="5.812cm" svg:y="6.417cm" chart:style-name="ch6">
              <text:p>P/GPa</text:p>
            </chart:title>
          </chart:axis>
          <chart:axis chart:dimension="y" chart:name="primary-y" chart:style-name="ch7">
            <chart:title svg:x="0.451cm" svg:y="4.248cm" chart:style-name="ch8">
              <text:p>wt%</text:p>
            </chart:title>
          </chart:axis>
          <chart:series chart:style-name="ch9" chart:values-cell-range-address="Sheet1.B22:Sheet1.B41" chart:label-cell-address="Sheet1.B4:Sheet1.B4" chart:class="chart:scatter">
            <chart:domain table:cell-range-address="Sheet1.G22:Sheet1.G41"/>
            <chart:regression-curve chart:style-name="ch10">
              <chart:equation svg:x="1.951cm" svg:y="2.503cm" chart:style-name="ch11"/>
            </chart:regression-curve>
            <chart:data-point chart:repeated="20"/>
          </chart:series>
          <chart:series chart:style-name="ch12" chart:values-cell-range-address="Sheet1.C22:Sheet1.C41" chart:label-cell-address="Sheet1.C4:Sheet1.C4" chart:class="chart:scatter">
            <chart:regression-curve chart:style-name="ch13">
              <chart:equation svg:x="7.929cm" svg:y="2.241cm" chart:style-name="ch11"/>
            </chart:regression-curve>
            <chart:data-point chart:repeated="20"/>
          </chart:series>
          <chart:series chart:style-name="ch14" chart:values-cell-range-address="Sheet1.D22:Sheet1.D41" chart:label-cell-address="Sheet1.D4:Sheet1.D4" chart:class="chart:scatter">
            <chart:regression-curve chart:style-name="ch15">
              <chart:equation svg:x="5.032cm" svg:y="5.024cm" chart:style-name="ch11"/>
            </chart:regression-curve>
            <chart:data-point chart:repeated="20"/>
          </chart:series>
          <chart:series chart:style-name="ch16" chart:values-cell-range-address="Sheet1.E22:Sheet1.E41" chart:label-cell-address="Sheet1.E21:Sheet1.E21" chart:class="chart:scatter">
            <chart:regression-curve chart:style-name="ch17">
              <chart:equation svg:x="5.498cm" svg:y="4.003cm" chart:style-name="ch11"/>
            </chart:regression-curve>
            <chart:data-point chart:repeated="2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ol</text:p>
                <draw:g>
                  <svg:desc>Sheet1.B4:Sheet1.B4</svg:desc>
                </draw:g>
              </table:table-cell>
              <table:table-cell office:value-type="string">
                <text:p>opx</text:p>
                <draw:g>
                  <svg:desc>Sheet1.C4:Sheet1.C4</svg:desc>
                </draw:g>
              </table:table-cell>
              <table:table-cell office:value-type="string">
                <text:p>cpx</text:p>
                <draw:g>
                  <svg:desc>Sheet1.D4:Sheet1.D4</svg:desc>
                </draw:g>
              </table:table-cell>
              <table:table-cell office:value-type="string">
                <text:p>sp</text:p>
                <draw:g>
                  <svg:desc>Sheet1.E21:Sheet1.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">
                <text:p>2.3</text:p>
                <draw:g>
                  <svg:desc>Sheet1.G22:Sheet1.G41</svg:desc>
                </draw:g>
              </table:table-cell>
              <table:table-cell office:value-type="float" office:value="-0.08">
                <text:p>-0.08</text:p>
                <draw:g>
                  <svg:desc>Sheet1.B22:Sheet1.B41</svg:desc>
                </draw:g>
              </table:table-cell>
              <table:table-cell office:value-type="float" office:value="0.08">
                <text:p>0.08</text:p>
                <draw:g>
                  <svg:desc>Sheet1.C22:Sheet1.C41</svg:desc>
                </draw:g>
              </table:table-cell>
              <table:table-cell office:value-type="float" office:value="-0.92">
                <text:p>-0.92</text:p>
                <draw:g>
                  <svg:desc>Sheet1.D22:Sheet1.D41</svg:desc>
                </draw:g>
              </table:table-cell>
              <table:table-cell office:value-type="float" office:value="-0.08">
                <text:p>-0.08</text:p>
                <draw:g>
                  <svg:desc>Sheet1.E22:Sheet1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13">
                <text:p>0.13</text:p>
              </table:table-cell>
              <table:table-cell office:value-type="float" office:value="-0.13">
                <text:p>-0.13</text:p>
              </table:table-cell>
              <table:table-cell office:value-type="float" office:value="-0.89">
                <text:p>-0.89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">
                <text:p>1.9</text:p>
              </table:table-cell>
              <table:table-cell office:value-type="float" office:value="-0.14">
                <text:p>-0.14</text:p>
              </table:table-cell>
              <table:table-cell office:value-type="float" office:value="0.38">
                <text:p>0.38</text:p>
              </table:table-cell>
              <table:table-cell office:value-type="float" office:value="-1.16">
                <text:p>-1.1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">
                <text:p>1.7</text:p>
              </table:table-cell>
              <table:table-cell office:value-type="float" office:value="0.22">
                <text:p>0.22</text:p>
              </table:table-cell>
              <table:table-cell office:value-type="float" office:value="-0.09">
                <text:p>-0.09</text:p>
              </table:table-cell>
              <table:table-cell office:value-type="float" office:value="-0.99">
                <text:p>-0.99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13">
                <text:p>0.13</text:p>
              </table:table-cell>
              <table:table-cell office:value-type="float" office:value="0.27">
                <text:p>0.27</text:p>
              </table:table-cell>
              <table:table-cell office:value-type="float" office:value="-1.27">
                <text:p>-1.27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">
                <text:p>2.7</text:p>
              </table:table-cell>
              <table:table-cell office:value-type="float" office:value="0.03">
                <text:p>0.03</text:p>
              </table:table-cell>
              <table:table-cell office:value-type="float" office:value="0.46">
                <text:p>0.46</text:p>
              </table:table-cell>
              <table:table-cell office:value-type="float" office:value="-1.36">
                <text:p>-1.3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-0.01">
                <text:p>-0.01</text:p>
              </table:table-cell>
              <table:table-cell office:value-type="float" office:value="0.56">
                <text:p>0.56</text:p>
              </table:table-cell>
              <table:table-cell office:value-type="float" office:value="-1.43">
                <text:p>-1.43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">
                <text:p>1.1</text:p>
              </table:table-cell>
              <table:table-cell office:value-type="float" office:value="0.34">
                <text:p>0.34</text:p>
              </table:table-cell>
              <table:table-cell office:value-type="float" office:value="-0.46">
                <text:p>-0.46</text:p>
              </table:table-cell>
              <table:table-cell office:value-type="float" office:value="-0.75">
                <text:p>-0.75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29">
                <text:p>0.29</text:p>
              </table:table-cell>
              <table:table-cell office:value-type="float" office:value="-0.45">
                <text:p>-0.45</text:p>
              </table:table-cell>
              <table:table-cell office:value-type="float" office:value="-0.76">
                <text:p>-0.7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22">
                <text:p>0.22</text:p>
              </table:table-cell>
              <table:table-cell office:value-type="float" office:value="-0.38">
                <text:p>-0.38</text:p>
              </table:table-cell>
              <table:table-cell office:value-type="float" office:value="-0.71">
                <text:p>-0.7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">
                <text:p>1.6</text:p>
              </table:table-cell>
              <table:table-cell office:value-type="float" office:value="0.22">
                <text:p>0.22</text:p>
              </table:table-cell>
              <table:table-cell office:value-type="float" office:value="-0.25">
                <text:p>-0.25</text:p>
              </table:table-cell>
              <table:table-cell office:value-type="float" office:value="-0.85">
                <text:p>-0.85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">
                <text:p>1.6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-1.37">
                <text:p>-1.37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  <table:table-cell office:value-type="float" office:value="-0.56">
                <text:p>-0.56</text:p>
              </table:table-cell>
              <table:table-cell office:value-type="float" office:value="-0.72">
                <text:p>-0.7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-0.27">
                <text:p>-0.27</text:p>
              </table:table-cell>
              <table:table-cell office:value-type="float" office:value="-0.78">
                <text:p>-0.7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  <table:table-cell office:value-type="float" office:value="-0.4">
                <text:p>-0.4</text:p>
              </table:table-cell>
              <table:table-cell office:value-type="float" office:value="-0.82">
                <text:p>-0.8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">
                <text:p>2.4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  <table:table-cell office:value-type="float" office:value="-1.05">
                <text:p>-1.05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23">
                <text:p>0.23</text:p>
              </table:table-cell>
              <table:table-cell office:value-type="float" office:value="0.08">
                <text:p>0.08</text:p>
              </table:table-cell>
              <table:table-cell office:value-type="float" office:value="-1.04">
                <text:p>-1.04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">
                <text:p>1.5</text:p>
              </table:table-cell>
              <table:table-cell office:value-type="float" office:value="0.28">
                <text:p>0.28</text:p>
              </table:table-cell>
              <table:table-cell office:value-type="float" office:value="-0.26">
                <text:p>-0.26</text:p>
              </table:table-cell>
              <table:table-cell office:value-type="float" office:value="-0.36">
                <text:p>-0.36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-0.61">
                <text:p>-0.61</text:p>
              </table:table-cell>
              <table:table-cell office:value-type="float" office:value="-0.3">
                <text:p>-0.3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6">
                <text:p>0.06</text:p>
              </table:table-cell>
              <table:table-cell office:value-type="float" office:value="-0.14">
                <text:p>-0.14</text:p>
              </table:table-cell>
              <table:table-cell office:value-type="float" office:value="-0.75">
                <text:p>-0.75</text:p>
              </table:table-cell>
              <table:table-cell office:value-type="float" office:value="-0.17">
                <text:p>-0.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tick-marks-minor-inner="false" chart:tick-marks-minor-outer="true" chart:logarithmic="false" chart:minimum="0" chart:maximum="1.2" chart:interval-major="0.4" chart:interval-minor-divisor="1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0.8" chart:maximum="0.4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111"/>
    <style:style style:name="ch12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graphic-properties svg:stroke-color="#579d1c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097cm" svg:height="7.398cm" xlink:href=".." xlink:type="simple" chart:class="chart:scatter" chart:style-name="ch1">
        <chart:title svg:x="5.97cm" svg:y="0.283cm" chart:style-name="ch2">
          <text:p>ol,opx,cpx,plag</text:p>
        </chart:title>
        <chart:legend chart:legend-position="end" svg:x="11.874cm" svg:y="1.657cm" style:legend-expansion="high" chart:style-name="ch3"/>
        <chart:plot-area chart:style-name="ch4" table:cell-range-address="Sheet1.B54:Sheet1.E59 Sheet1.G54:Sheet1.G59 Sheet1.B4:Sheet1.D4 Sheet1.E53:Sheet1.E53" chart:data-source-has-labels="both" svg:x="1.312cm" svg:y="1.503cm" svg:width="9.96cm" svg:height="4.767cm">
          <chartooo:coordinate-region svg:x="2.145cm" svg:y="1.702cm" svg:width="8.887cm" svg:height="4.369cm"/>
          <chart:axis chart:dimension="x" chart:name="primary-x" chart:style-name="ch5" chartooo:axis-type="auto">
            <chart:title svg:x="5.772cm" svg:y="6.417cm" chart:style-name="ch6">
              <text:p>P/GPa</text:p>
            </chart:title>
            <chart:categories table:cell-range-address="Sheet1.B54:Sheet1.B59"/>
          </chart:axis>
          <chart:axis chart:dimension="y" chart:name="primary-y" chart:style-name="ch7">
            <chart:title svg:x="0.451cm" svg:y="4.248cm" chart:style-name="ch8">
              <text:p>wt%</text:p>
            </chart:title>
          </chart:axis>
          <chart:series chart:style-name="ch9" chart:values-cell-range-address="Sheet1.B54:Sheet1.B59" chart:label-cell-address="Sheet1.B4:Sheet1.B4" chart:class="chart:scatter">
            <chart:domain table:cell-range-address="Sheet1.G54:Sheet1.G59"/>
            <chart:regression-curve chart:style-name="ch10">
              <chart:equation svg:x="1.951cm" svg:y="2.503cm" chart:style-name="ch11"/>
            </chart:regression-curve>
            <chart:data-point chart:repeated="6"/>
          </chart:series>
          <chart:series chart:style-name="ch12" chart:values-cell-range-address="Sheet1.C54:Sheet1.C59" chart:label-cell-address="Sheet1.C4:Sheet1.C4" chart:class="chart:scatter">
            <chart:regression-curve chart:style-name="ch13">
              <chart:equation svg:x="2.268cm" svg:y="3.657cm" chart:style-name="ch11"/>
            </chart:regression-curve>
            <chart:data-point chart:repeated="6"/>
          </chart:series>
          <chart:series chart:style-name="ch14" chart:values-cell-range-address="Sheet1.D54:Sheet1.D59" chart:label-cell-address="Sheet1.D4:Sheet1.D4" chart:class="chart:scatter">
            <chart:regression-curve chart:style-name="ch15">
              <chart:equation svg:x="7.649cm" svg:y="4.185cm" chart:style-name="ch11"/>
            </chart:regression-curve>
            <chart:data-point chart:repeated="6"/>
          </chart:series>
          <chart:series chart:style-name="ch16" chart:values-cell-range-address="Sheet1.E54:Sheet1.E59" chart:label-cell-address="Sheet1.E53:Sheet1.E53" chart:class="chart:scatter">
            <chart:regression-curve chart:style-name="ch17">
              <chart:equation svg:x="3.474cm" svg:y="4.962cm" chart:style-name="ch11"/>
            </chart:regression-curve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ol</text:p>
                <draw:g>
                  <svg:desc>Sheet1.B4:Sheet1.B4</svg:desc>
                </draw:g>
              </table:table-cell>
              <table:table-cell office:value-type="string">
                <text:p>opx</text:p>
                <draw:g>
                  <svg:desc>Sheet1.C4:Sheet1.C4</svg:desc>
                </draw:g>
              </table:table-cell>
              <table:table-cell office:value-type="string">
                <text:p>cpx</text:p>
                <draw:g>
                  <svg:desc>Sheet1.D4:Sheet1.D4</svg:desc>
                </draw:g>
              </table:table-cell>
              <table:table-cell office:value-type="string">
                <text:p>plag</text:p>
                <draw:g>
                  <svg:desc>Sheet1.E53:Sheet1.E53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</text:p>
                <draw:g>
                  <svg:desc>Sheet1.B54:Sheet1.B59</svg:desc>
                </draw:g>
              </table:table-cell>
              <table:table-cell office:value-type="float" office:value="0.7">
                <text:p>0.7</text:p>
                <draw:g>
                  <svg:desc>Sheet1.G54:Sheet1.G59</svg:desc>
                </draw:g>
              </table:table-cell>
              <table:table-cell office:value-type="float" office:value="0.05">
                <text:p>0.05</text:p>
                <draw:g>
                  <svg:desc>Sheet1.B54:Sheet1.B59</svg:desc>
                </draw:g>
              </table:table-cell>
              <table:table-cell office:value-type="float" office:value="-0.25">
                <text:p>-0.25</text:p>
                <draw:g>
                  <svg:desc>Sheet1.C54:Sheet1.C59</svg:desc>
                </draw:g>
              </table:table-cell>
              <table:table-cell office:value-type="float" office:value="-0.27">
                <text:p>-0.27</text:p>
                <draw:g>
                  <svg:desc>Sheet1.D54:Sheet1.D59</svg:desc>
                </draw:g>
              </table:table-cell>
              <table:table-cell office:value-type="float" office:value="-0.53">
                <text:p>-0.53</text:p>
                <draw:g>
                  <svg:desc>Sheet1.E54:Sheet1.E59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14">
                <text:p>-0.14</text:p>
              </table:table-cell>
              <table:table-cell office:value-type="float" office:value="-0.28">
                <text:p>-0.28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01">
                <text:p>0.01</text:p>
              </table:table-cell>
              <table:table-cell office:value-type="float" office:value="-0.22">
                <text:p>-0.22</text:p>
              </table:table-cell>
              <table:table-cell office:value-type="float" office:value="-0.26">
                <text:p>-0.26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04">
                <text:p>0.04</text:p>
              </table:table-cell>
              <table:table-cell office:value-type="float" office:value="-0.18">
                <text:p>-0.18</text:p>
              </table:table-cell>
              <table:table-cell office:value-type="float" office:value="-0.28">
                <text:p>-0.28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float" office:value="-0.1">
                <text:p>-0</text:p>
              </table:table-cell>
              <table:table-cell office:value-type="float" office:value="0.9">
                <text:p>0.9</text:p>
              </table:table-cell>
              <table:table-cell office:value-type="float" office:value="-0.1">
                <text:p>-0.1</text:p>
              </table:table-cell>
              <table:table-cell office:value-type="float" office:value="-0.04">
                <text:p>-0.04</text:p>
              </table:table-cell>
              <table:table-cell office:value-type="float" office:value="-0.36">
                <text:p>-0.3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0.22">
                <text:p>-0.22</text:p>
              </table:table-cell>
              <table:table-cell office:value-type="float" office:value="-0.32">
                <text:p>-0.32</text:p>
              </table:table-cell>
              <table:table-cell office:value-type="float" office:value="-0.46">
                <text:p>-0.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